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5-09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5-06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5-03-20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5-03-20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4-09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4-07-1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4-03-2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4-01-0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3-09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3-07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3-02-2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3-01-3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2-09-0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2-07-1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2-03-07 20:59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2-01-11 22:22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1-09-01 15:38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1-06-21 22:53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1-03-18 16:22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1-01-06 22:20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0-07-0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0-03-1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20-01-1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9-17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7-1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3-1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1-23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10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7-1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3-2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1-1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09-2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07-1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03-0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7-01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10-1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7-1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3-2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1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6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9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7-0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3-04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5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9-1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3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2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0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10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09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09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35</text:p>
          </table:table-cell>
          <table:table-cell office:value-type="string" calcext:value-type="string">
            <text:p>TZ 2</text:p>
          </table:table-cell>
          <table:table-cell office:value-type="string" calcext:value-type="string">
            <text:p>2009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2" meta:object-count="0"/>
    <meta:user-defined meta:name="AppVersion">3.0</meta:user-defined>
  </office:meta>
</office:document-meta>
</file>